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T131" style:family="text">
      <style:text-properties officeooo:rsid="00e1680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1%19Architecture%20Synopsis%19C%7Ctoxmark" text:style-name="Index_20_Link" text:visited-style-name="Index_20_Link">Architecture Synopsis<text:tab/>3</text:a></text:p>
          <text:p text:style-name="P82"><text:a xlink:type="simple" xlink:href="#1%19Comparison%20with%20other%20ISAs%19C%7Ctoxmark" text:style-name="Index_20_Link" text:visited-style-name="Index_20_Link">Comparison with other ISAs<text:tab/>4</text:a></text:p>
          <text:p text:style-name="P82"><text:a xlink:type="simple" xlink:href="#1%19Design%20Decisions%19C%7Ctoxmark" text:style-name="Index_20_Link" text:visited-style-name="Index_20_Link">Design Decisions<text:tab/>5</text:a></text:p>
          <text:p text:style-name="P82"><text:a xlink:type="simple" xlink:href="#1%19Instruction%20Set%19C%7Ctoxmark" text:style-name="Index_20_Link" text:visited-style-name="Index_20_Link">Instruction Set<text:tab/>6</text:a></text:p>
          <text:p text:style-name="P82"><text:a xlink:type="simple" xlink:href="#1%19Instruction%20Set%20Details%19C%7Ctoxmark" text:style-name="Index_20_Link" text:visited-style-name="Index_20_Link">Instruction Set Details<text:tab/>7</text:a></text:p>
          <text:p text:style-name="P82"><text:a xlink:type="simple" xlink:href="#1%19Execution%20Flow%19C%7Ctoxmark" text:style-name="Index_20_Link" text:visited-style-name="Index_20_Link">Execution Flow<text:tab/>8</text:a></text:p>
          <text:p text:style-name="P82"><text:a xlink:type="simple" xlink:href="#1%19Device%19C%7Ctoxmark" text:style-name="Index_20_Link" text:visited-style-name="Index_20_Link">Device<text:tab/>9</text:a></text:p>
          <text:p text:style-name="P82"><text:a xlink:type="simple" xlink:href="#1%19User%20Mode%19C%7Ctoxmark" text:style-name="Index_20_Link" text:visited-style-name="Index_20_Link">User Mode<text:tab/>10</text:a></text:p>
          <text:p text:style-name="P82"><text:a xlink:type="simple" xlink:href="#1%19Returning%20to%20Privileged%20Mode%19C%7Ctoxmark" text:style-name="Index_20_Link" text:visited-style-name="Index_20_Link">Returning to Privileged Mode<text:tab/>11</text:a></text:p>
          <text:p text:style-name="P82"><text:a xlink:type="simple" xlink:href="#1%19Multithreading%19C%7Ctoxmark" text:style-name="Index_20_Link" text:visited-style-name="Index_20_Link">Multithreading<text:tab/>12</text:a></text:p>
          <text:p text:style-name="P82"><text:a xlink:type="simple" xlink:href="#1%19Individual%20Instruction%20Information%19C%7Ctoxmark" text:style-name="Index_20_Link" text:visited-style-name="Index_20_Link">Individual Instruction Information<text:tab/>14</text:a></text:p>
          <text:p text:style-name="P82"><text:a xlink:type="simple" xlink:href="#1%19Calling%20Convention%19C%7Ctoxmark" text:style-name="Index_20_Link" text:visited-style-name="Index_20_Link">Calling Convention<text:tab/>16</text:a></text:p>
        </text:index-body>
      </text:table-of-content>
      <text:p text:style-name="P4"/>
      <text:p text:style-name="P5"><text:toc-mark-start text:id="IMark1683103158408" text:outline-level="1"/>Architecture Synopsis<text:toc-mark-end text:id="IMark1683103158408"/></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1683103153608" text:outline-level="1"/>Compar<text:span text:style-name="T3">ison with other ISAs</text:span><text:toc-mark-end text:id="IMark1683103153608"/></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1683103155624" text:outline-level="1"/>Design Decisions<text:toc-mark-end text:id="IMark168310315562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1683103156488" text:outline-level="1"/>Instruction Set<text:toc-mark-end text:id="IMark1683103156488"/></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25">(ld|st)sp<text:span text:style-name="T62">XX</text:span><text:tab/><text:tab/><text:span text:style-name="T7">rid</text:span>, <text:span text:style-name="T73">off32<text:line-break/></text:span><text:span text:style-name="T110">bswap</text:span><text:span text:style-name="T63">ZZ</text:span><text:span text:style-name="T110"><text:tab/><text:tab/><text:tab/></text:span><text:span text:style-name="T21">rid</text:span></text:p>
      <text:p text:style-name="P26"><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6"><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7">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7"><text:toc-mark-start text:id="IMark1683103156488" text:outline-level="1"/>Instruction Set Details<text:toc-mark-end text:id="IMark1683103156488"/></text:p>
      <text:p text:style-name="P31"><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4"><text:toc-mark-start text:id="IMark1683103154664" text:outline-level="1"/><text:span text:style-name="T50">E</text:span><text:span text:style-name="T43">xecution </text:span><text:span text:style-name="T51">Flow</text:span><text:toc-mark-end text:id="IMark1683103154664"/></text:p>
      <text:p text:style-name="P49">When the implementation first starts, it copies a program image from a ROM into memory at address zero.<text:line-break/>The device bus is initialized (di() in the emulator) and all registers are cleared.</text:p>
      <text:p text:style-name="P72"><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72"><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1683103157928" text:outline-level="1"/>Device<text:toc-mark-end text:id="IMark1683103157928"/></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2">A</text:span>ddress 1 can be read to discover the system’s memory size.</text:p>
      <text:p text:style-name="P47"/>
      <text:p text:style-name="P50">Address 2 provides access to a measurement of time in milliseconds if read with dread.</text:p>
      <text:p text:style-name="P39"><text:toc-mark-start text:id="IMark1683103152456" text:outline-level="1"/>User Mode<text:toc-mark-end text:id="IMark1683103152456"/></text:p>
      <text:p text:style-name="P51">As discussed previously, SISA64 has two pr<text:span text:style-name="T80">ivilege levels, “</text:span><text:span text:style-name="T74">Privileged</text:span><text:span text:style-name="T80">” and “</text:span><text:span text:style-name="T74">User</text:span><text:span text:style-name="T80">”.</text:span></text:p>
      <text:p text:style-name="P63"/>
      <text:p text:style-name="P63">Privileged<text:span text:style-name="T81"> mode has access to all of the instructions and the entirety of memory.</text:span></text:p>
      <text:p text:style-name="P63">User<text:span text:style-name="T81">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53">_______________________________________________________________________</text:p>
      <text:p text:style-name="P64"><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79"><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3"><text:span text:style-name="T91">rid_max</text:span><text:span text:style-name="T56">: </text:span><text:span text:style-name="T119">ID of the register containing the maximum address that usermode will be able to access during its execution.</text:span></text:p>
      <text:p text:style-name="P78">If usermode tries to access any memory that goes beyond this maximum address (either by trying to read beyond it or straddling the boundary with a multi-byte access) then it will actually read address zero instead.</text:p>
      <text:p text:style-name="P80"><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4"><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75"><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33">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34"><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36"/>
      <text:p text:style-name="P40"><text:toc-mark-start text:id="IMark1683103156296" text:outline-level="1"/>Returning to Privileged Mode<text:toc-mark-end text:id="IMark1683103156296"/></text:p>
      <text:p text:style-name="P76"><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6"><text:span text:style-name="T56">* A</text:span><text:span text:style-name="T59">n</text:span><text:span text:style-name="T56"> </text:span><text:span text:style-name="T59">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7"><text:span text:style-name="T56">Each one of these </text:span><text:span text:style-name="T42">Something</text:span><text:span text:style-name="T56">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1683103157640" text:outline-level="1"/>Multithreading<text:toc-mark-end text:id="IMark1683103157640"/></text:p>
      <text:p text:style-name="P55">The emulator does not, at the time of writing, yet support emulation of a multicore processor. However, this is how it should be implemented:</text:p>
      <text:p text:style-name="P56"><text:line-break/>In the device address space…<text:line-break/><text:span text:style-name="T105">(Recall that address 0 was used for the blocking serial I/O, 1 for querying the available memory size, and 2 for time in milliseconds)</text:span></text:p>
      <text:p text:style-name="P57"/>
      <text:p text:style-name="P57">* Address 3 should yield the number of physical cores/<text:span text:style-name="T108">processors</text:span> on the machine. <text:span text:style-name="T103">If the system is single-processor, then it </text:span><text:span text:style-name="T104">may return either zero or one.</text:span></text:p>
      <text:p text:style-name="P57"/>
      <text:p text:style-name="P57">*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7">*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8"/>
      <text:p text:style-name="P58"><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1">:</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6"><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7"><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42"><text:toc-mark-start text:id="IMark1683103154376" text:outline-level="1"/>Individual Instruction Information<text:toc-mark-end text:id="IMark1683103154376"/></text:p>
      <text:p text:style-name="P68"><text:span text:style-name="T81">(While reading this, please refer to </text:span><text:span text:style-name="T34">Instruction Set) </text:span><text:span text:style-name="T81">Most instructions are fairly obvious.</text:span></text:p>
      <text:p text:style-name="P69"><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69"><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soft-page-break/></text:p>
      <text:p text:style-name="P69"><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9"><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69"><text:span text:style-name="T113">jmp</text:span><text:span text:style-name="T81"> </text:span>j<text:span text:style-name="T81">u</text:span>mp<text:span text:style-name="T81">s the program counter to a future location using an immediate value.</text:span></text:p>
      <text:p text:style-name="P69"><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70"><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0"><text:span text:style-name="T113">bswap</text:span><text:span text:style-name="T114">ZZ</text:span><text:span text:style-name="T81"> </text:span>swap<text:span text:style-name="T81">s the </text:span>b<text:span text:style-name="T81">ytes in a register, switching endian-ness.</text:span></text:p>
      <text:p text:style-name="P43"><text:toc-mark-start text:id="IMark1683103154184" text:outline-level="1"/>Calling Convention<text:toc-mark-end text:id="IMark1683103154184"/></text:p>
      <text:p text:style-name="P71"><text:span text:style-name="T81"><text:line-break/></text:span><text:span text:style-name="T118">Function Calls:</text:span></text:p>
      <text:p text:style-name="P71"><text:span text:style-name="T96">Function calls potentially overwrite all registers, so the caller must save any and all registers that they are using before calling a function.<text:line-break/></text:span><text:span text:style-name="T118">System Calls:</text:span></text:p>
      <text:p text:style-name="P71"><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1">User Mode:</text:p>
      <text:p text:style-name="P35">Compilers and/or program authors should know how many of their registers are saved in a system call or through pre-emption. This information should be provided through a system call. <text:span text:style-name="T130">Registers greater than this number may be unsafe or insecure to use </text:span><text:span text:style-name="T131">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5:59:27.759000000</dc:date>
    <meta:editing-duration>PT4H28M36S</meta:editing-duration>
    <meta:editing-cycles>125</meta:editing-cycles>
    <meta:document-statistic meta:table-count="0" meta:image-count="0" meta:object-count="0" meta:page-count="16" meta:paragraph-count="142" meta:word-count="3981" meta:character-count="24191" meta:non-whitespace-character-count="20288"/>
  </office:meta>
</office:document-meta>
</file>